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officeooo:rsid="00086a2f" officeooo:paragraph-rsid="00086a2f"/>
    </style:style>
    <style:style style:name="P2" style:family="paragraph" style:parent-style-name="Standard">
      <style:paragraph-properties fo:text-align="center" style:justify-single-word="false"/>
      <style:text-properties officeooo:rsid="00086a2f" officeooo:paragraph-rsid="00086a2f"/>
    </style:style>
    <style:style style:name="P3" style:family="paragraph" style:parent-style-name="Standard">
      <style:paragraph-properties fo:text-align="start" style:justify-single-word="false"/>
      <style:text-properties officeooo:rsid="000985b7" officeooo:paragraph-rsid="000985b7"/>
    </style:style>
    <style:style style:name="P4" style:family="paragraph" style:parent-style-name="Standard">
      <style:paragraph-properties fo:text-align="start" style:justify-single-word="false"/>
      <style:text-properties officeooo:rsid="000985b7" officeooo:paragraph-rsid="000a9e13"/>
    </style:style>
    <style:style style:name="P5" style:family="paragraph" style:parent-style-name="Standard">
      <style:paragraph-properties fo:text-align="start" style:justify-single-word="false"/>
      <style:text-properties officeooo:rsid="000985b7" officeooo:paragraph-rsid="000b78c9"/>
    </style:style>
    <style:style style:name="T1" style:family="text">
      <style:text-properties officeooo:rsid="000a2b56"/>
    </style:style>
    <style:style style:name="T2" style:family="text">
      <style:text-properties officeooo:rsid="000a9e13"/>
    </style:style>
    <style:style style:name="T3" style:family="text">
      <style:text-properties officeooo:rsid="000b78c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y Vision for the School</text:p>
      <text:p text:style-name="P2"/>
      <text:p text:style-name="P3"><text:tab/>When I think of Beaverton High School in, well, whatever amount of time it would take for my vision to go realized, <text:span text:style-name="T1">I think of a community that's more representative of the school community and population large --- especially through school activities. I believe that a major problem this school has is one with the advertised, school-sponsored activities. At least from my eye, unless you like <text:s/>(1) dances, and/or (2) watching or playing sports, there's not a ton for you outside of student-run clubs, showing a large problem in the representation of the school's population.</text:span></text:p>
      <text:p text:style-name="P4"><text:tab/><text:span text:style-name="T2">When there's a school dance, I'd almost always prefer not to go. But when I do, afterwards, I look at the money I spent on admission. There are so many better things to spend money on than what is (at least to me and many people like me) an almost mediocre hour or two. Especially on a Saturday or Sunday, from the perspective of a normal student, I don't want to spend my time (and money) doing something that doesn't align with my interests, or even makes me feel like is representative of the student body as a whole.</text:span></text:p>
      <text:p text:style-name="P5"><text:tab/><text:span text:style-name="T3">There's an incredibly diverse group of students at Beaverton High School, and yet we are catering school events to what feels like only a specific set of the populace. I cannot speak for other groups, but from my perspective, that of somebody who would prefer to play Dungeons and Dragons than go outside, I believe that having a few smaller school events, more targeted towards said underrepresented student groups and interspersed throughout the year would do a lot towards fostering a seemingly more inclusive school environment. Just, off the top of my head, something that I think would attract a lot of people whose interests align with my own would simply be something like a game night at school, with students encouraged to bring board, card games, things like that. One could possibly even set up a TV for the students interested in SSBM (Super Smash Bros Melee). Even advertising that there would be a a small SSBM tournament, I believe, would even bring in a lot of people of other interest areas.</text:span></text:p>
      <text:p text:style-name="P5"><text:tab/><text:span text:style-name="T3">In a continuation of this theme, I don't think it would be hard to ask a lot of students about suggested school activities that would interest them. Maybe an Improv Night, for the school's thespians and drama students. You'd certainly need to ask more students than just me, but I think that if the school were to simply acknowledge the interests of groups like these, and create smaller events and activities (like these), giving them school coverage – showing that we care about their interests – I belive it would be a step in the right direction for Beaverton High School and the community as a whole. I believe expecting 100% admission to any one school event is unrealistic; there are people of drastically different interest areas, but when everybody in the school can go to an event and walk away believing that their time and money spent on it was worth it, I'll be confident in saying that we've taken a huge step in the right dire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86a2f" officeooo:paragraph-rsid="00086a2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olomon Greenberg</text:p>
        <text:p text:style-name="MP1">2015/09/12</text:p>
        <text:p text:style-name="MP1">Sarmiento</text:p>
        <text:p text:style-name="MP1">Period 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3T20:00:34.377669628</meta:creation-date>
    <dc:date>2015-09-14T09:48:08.129217715</dc:date>
    <meta:editing-duration>PT17M25S</meta:editing-duration>
    <meta:editing-cycles>2</meta:editing-cycles>
    <meta:generator>LibreOffice/4.3.3.2$Linux_X86_64 LibreOffice_project/430m0$Build-2</meta:generator>
    <meta:document-statistic meta:table-count="0" meta:image-count="0" meta:object-count="0" meta:page-count="1" meta:paragraph-count="9" meta:word-count="544" meta:character-count="3124" meta:non-whitespace-character-count="2582"/>
  </office:meta>
</office:document-meta>
</file>